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svg:stroke-width="0.2cm" svg:stroke-color="#0000ff" draw:marker-start-width="0.5cm" draw:marker-end-width="0.5cm" draw:fill="solid" draw:fill-color="#0047ff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fill="solid" draw:fill-color="#ffaaa5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_20__28_var_29_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1cm" svg:stroke-color="#008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fill="solid" draw:fill-color="#ffaaa5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4" style:family="graphic" style:parent-style-name="standard">
      <style:graphic-properties svg:stroke-width="0cm" draw:marker-start-width="0.2cm" draw:marker-end-width="0.2cm" draw:fill="solid" draw:fill-color="#ffaaa5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7" style:family="graphic" style:parent-style-name="standard">
      <style:graphic-properties svg:stroke-width="0.1cm" svg:stroke-color="#0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80" draw:fill="none" draw:fill-color="#ffffff" fo:min-height="0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8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8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8cm" fo:min-width="1.1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cm"/>
    </style:style>
    <style:style style:name="gr24" style:family="graphic" style:parent-style-name="standard">
      <style:graphic-properties draw:stroke="none" svg:stroke-color="#000000" draw:fill="none" draw:fill-color="#ffffff" fo:min-height="1cm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fill="solid" draw:fill-color="#00cccc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.043cm" fo:text-align="center" fo:text-indent="0cm"/>
    </style:style>
    <style:style style:name="P3" style:family="paragraph">
      <style:paragraph-properties fo:margin-left="0cm" fo:margin-right="0.043cm" fo:text-align="center" fo:text-indent="0cm"/>
      <style:text-properties fo:font-size="15pt" fo:font-weight="normal" style:font-size-asian="10pt" style:font-size-complex="1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.043cm" fo:text-align="center" fo:text-indent="0cm"/>
      <style:text-properties fo:font-size="15pt" style:font-size-asian="10pt" style:font-size-complex="10pt"/>
    </style:style>
    <style:style style:name="P6" style:family="paragraph">
      <style:paragraph-properties fo:margin-left="0cm" fo:margin-right="0.043cm" fo:text-align="center" fo:text-indent="0cm"/>
      <style:text-properties fo:font-size="15pt" fo:font-weight="bold" style:font-size-asian="10pt" style:font-size-complex="10pt"/>
    </style:style>
    <style:style style:name="P7" style:family="paragraph">
      <style:paragraph-properties fo:margin-left="1.885cm" fo:margin-right="0.043cm" fo:text-align="start" fo:text-indent="0cm"/>
    </style:style>
    <style:style style:name="P8" style:family="paragraph">
      <style:paragraph-properties fo:margin-left="1.885cm" fo:margin-right="0.043cm" fo:text-align="center" fo:text-indent="0cm"/>
      <style:text-properties fo:font-size="15pt" style:font-size-asian="10pt" style:font-size-complex="10pt"/>
    </style:style>
    <style:style style:name="P9" style:family="paragraph">
      <style:paragraph-properties fo:margin-left="0cm" fo:margin-right="0.043cm" fo:text-align="start" fo:text-indent="0cm"/>
    </style:style>
    <style:style style:name="P10" style:family="paragraph">
      <style:paragraph-properties fo:margin-left="0cm" fo:margin-right="0.043cm" fo:text-align="start" fo:text-indent="0cm"/>
      <style:text-properties fo:font-size="15pt" style:font-size-asian="10pt" style:font-size-complex="10pt"/>
    </style:style>
    <style:style style:name="P11" style:family="paragraph">
      <style:paragraph-properties fo:margin-left="1.229cm" fo:margin-right="0cm" fo:text-align="start" fo:text-indent="0cm"/>
    </style:style>
    <style:style style:name="P12" style:family="paragraph">
      <style:paragraph-properties fo:margin-left="1.229cm" fo:margin-right="0cm" fo:text-align="center" fo:text-indent="0cm"/>
      <style:text-properties fo:font-size="15pt" style:font-size-asian="10pt" style:font-size-complex="10pt"/>
    </style:style>
    <style:style style:name="P13" style:family="paragraph">
      <style:text-properties fo:color="#000080" fo:font-weight="bold" style:font-weight-asian="bold" style:font-weight-complex="bold"/>
    </style:style>
    <style:style style:name="P14" style:family="paragraph">
      <style:text-properties fo:color="#0000ff" fo:font-weight="bold" style:font-weight-asian="bold" style:font-weight-complex="bold"/>
    </style:style>
    <style:style style:name="P15" style:family="paragraph">
      <style:paragraph-properties fo:text-align="center"/>
      <style:text-properties fo:font-weight="normal" style:font-weight-asian="normal" style:font-weight-complex="normal"/>
    </style:style>
    <style:style style:name="P16" style:family="paragraph">
      <style:paragraph-properties fo:margin-left="1.071cm" fo:margin-right="0.043cm" fo:text-align="start" fo:text-indent="0cm"/>
    </style:style>
    <style:style style:name="P17" style:family="paragraph">
      <style:paragraph-properties fo:margin-left="1.071cm" fo:margin-right="0.043cm" fo:text-align="center" fo:text-indent="0cm"/>
      <style:text-properties fo:font-size="15pt" style:font-size-asian="10pt" style:font-size-complex="10pt"/>
    </style:style>
    <style:style style:name="P18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5pt" fo:font-weight="normal" style:font-size-asian="10pt" style:font-size-complex="10pt"/>
    </style:style>
    <style:style style:name="T2" style:family="text">
      <style:text-properties fo:font-size="18pt" style:font-size-asian="10pt" style:font-size-complex="10pt"/>
    </style:style>
    <style:style style:name="T3" style:family="text">
      <style:text-properties fo:font-size="15pt" style:font-size-asian="10pt" style:font-size-complex="10pt"/>
    </style:style>
    <style:style style:name="T4" style:family="text">
      <style:text-properties fo:font-size="15pt" fo:font-weight="bold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80" fo:font-weight="bold" style:font-weight-asian="bold" style:font-weight-complex="bold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font-size="15pt" fo:font-style="italic" style:font-size-asian="10pt" style:font-style-asian="italic" style:font-size-complex="10pt" style:font-style-complex="italic"/>
    </style:style>
    <style:style style:name="T9" style:family="text">
      <style:text-properties fo:font-size="18pt" fo:font-style="italic" style:font-size-asian="10pt" style:font-style-asian="italic" style:font-size-complex="10pt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34.5cm" svg:height="25.5cm" svg:x="9.5cm" svg:y="46.5cm">
          <text:p/>
        </draw:rect>
        <draw:connector draw:style-name="gr2" draw:text-style-name="P1" draw:layer="layout" draw:type="curve" svg:x1="55.819cm" svg:y1="98.9cm" svg:x2="59.319cm" svg:y2="104.799cm" draw:start-shape="id1" draw:start-glue-point="1" draw:end-shape="id2" draw:end-glue-point="6" svg:d="m55819 98900c2625 0 875 5899 3500 5899">
          <text:p/>
        </draw:connector>
        <draw:custom-shape draw:style-name="gr3" draw:text-style-name="P3" draw:layer="layout" svg:width="8.951cm" svg:height="0.846cm" svg:x="10.619cm" svg:y="102.601cm">
          <text:p text:style-name="P2"><text:span text:style-name="T1">ISO 639-3 short nam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id="id12" draw:layer="layout" svg:width="8.951cm" svg:height="0.846cm" svg:x="10.619cm" svg:y="102.601cm">
          <text:p text:style-name="P2"><text:span text:style-name="T1">ISO 639-3 short nam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4" draw:text-style-name="P4" draw:id="id3" draw:layer="layout" svg:width="3.22cm" svg:height="0.846cm" svg:x="33.522cm" svg:y="84.88cm">
          <text:p text:style-name="P1"><text:span text:style-name="T2">Namable</text:span></text:p>
        </draw:rect>
        <draw:custom-shape draw:style-name="gr5" draw:text-style-name="P5" draw:id="id4" draw:layer="layout" svg:width="4cm" svg:height="0.846cm" svg:x="28.642cm" svg:y="83.697cm">
          <text:p text:style-name="P2"><text:span text:style-name="T3">Nam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5" draw:id="id5" draw:layer="layout" svg:width="4cm" svg:height="0.845cm" svg:x="28.642cm" svg:y="84.96cm">
          <text:p text:style-name="P2"><text:span text:style-name="T3">Descripti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5" draw:id="id6" draw:layer="layout" svg:width="4cm" svg:height="0.846cm" svg:x="28.642cm" svg:y="86.351cm">
          <text:p text:style-name="P2"><text:span text:style-name="T3">Comment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33.522cm" svg:y1="85.303cm" svg:x2="32.64cm" svg:y2="84.119cm" draw:start-shape="id3" draw:start-glue-point="3" draw:end-shape="id4" draw:end-glue-point="7" svg:d="m33522 85303-882-1184">
          <text:p/>
        </draw:connector>
        <draw:connector draw:style-name="gr7" draw:text-style-name="P1" draw:layer="layout" draw:type="line" svg:x1="33.522cm" svg:y1="85.303cm" svg:x2="32.64cm" svg:y2="85.382cm" draw:start-shape="id3" draw:end-shape="id5" draw:end-glue-point="7" svg:d="m33522 85303-882 79">
          <text:p/>
        </draw:connector>
        <draw:connector draw:style-name="gr7" draw:text-style-name="P1" draw:layer="layout" draw:type="line" svg:x1="33.522cm" svg:y1="85.303cm" svg:x2="32.64cm" svg:y2="86.773cm" draw:start-shape="id3" draw:start-glue-point="3" draw:end-shape="id6" draw:end-glue-point="7" svg:d="m33522 85303-882 1470">
          <text:p/>
        </draw:connector>
        <draw:connector draw:style-name="gr8" draw:text-style-name="P1" draw:layer="layout" draw:type="line" svg:x1="35.132cm" svg:y1="85.726cm" svg:x2="35.142cm" svg:y2="86.597cm" draw:start-shape="id3" draw:start-glue-point="2" draw:end-shape="id7" draw:end-glue-point="0" svg:d="m35132 85726 10 871">
          <text:p/>
        </draw:connector>
        <draw:path draw:style-name="gr7" draw:text-style-name="P1" draw:id="id7" draw:layer="layout" svg:width="0.999cm" svg:height="0.499cm" svg:x="34.642cm" svg:y="86.597cm" svg:viewBox="0 0 1000 500" svg:d="m500 500c-138 0-250-112-250-250s112-250 250-250 250 112 250 250-112 250-250 250zm-500 0h1000z">
          <text:p/>
        </draw:path>
        <draw:rect draw:style-name="gr4" draw:text-style-name="P4" draw:id="id8" draw:layer="layout" svg:width="3.242cm" svg:height="1.149cm" svg:x="6.5cm" svg:y="91.051cm">
          <text:p text:style-name="P1"><text:span text:style-name="T2">Language</text:span></text:p>
        </draw:rect>
        <draw:connector draw:style-name="gr9" draw:text-style-name="P1" draw:layer="layout" draw:type="line" svg:x1="8.121cm" svg:y1="92.2cm" svg:x2="15.094cm" svg:y2="102.601cm" draw:start-shape="id8" draw:start-glue-point="2" draw:end-shape="id9" draw:end-glue-point="4" svg:d="m8121 92200 6973 10401">
          <text:p/>
        </draw:connector>
        <draw:rect draw:style-name="gr4" draw:text-style-name="P4" draw:id="id10" draw:layer="layout" svg:width="4.242cm" svg:height="1.5cm" svg:x="6cm" svg:y="109.75cm">
          <text:p text:style-name="P1"><text:span text:style-name="T2">Localizable </text:span></text:p>
          <text:p text:style-name="P1"><text:span text:style-name="T2">in language</text:span></text:p>
        </draw:rect>
        <draw:connector draw:style-name="gr7" draw:text-style-name="P1" draw:layer="layout" draw:type="line" svg:x1="8.121cm" svg:y1="109.75cm" svg:x2="15.094cm" svg:y2="103.447cm" draw:start-shape="id10" draw:start-glue-point="0" draw:end-shape="id9" draw:end-glue-point="6" svg:d="m8121 109750 6973-6303">
          <text:p/>
        </draw:connector>
        <draw:rect draw:style-name="gr4" draw:text-style-name="P4" draw:id="id11" draw:layer="layout" svg:width="4.242cm" svg:height="1.5cm" svg:x="14.198cm" svg:y="109.75cm">
          <text:p text:style-name="P1"><text:span text:style-name="T2">Localized </text:span></text:p>
          <text:p text:style-name="P1"><text:span text:style-name="T2">template</text:span></text:p>
        </draw:rect>
        <draw:connector draw:style-name="gr7" draw:text-style-name="P1" draw:layer="layout" draw:type="line" svg:x1="16.319cm" svg:y1="109.75cm" svg:x2="15.094cm" svg:y2="103.447cm" draw:start-shape="id11" draw:start-glue-point="0" draw:end-shape="id12" draw:end-glue-point="6" svg:d="m16319 109750-1225-6303">
          <text:p/>
        </draw:connector>
        <draw:custom-shape draw:style-name="gr10" draw:text-style-name="P6" draw:id="id9" draw:layer="layout" svg:width="8.951cm" svg:height="0.846cm" svg:x="10.619cm" svg:y="102.601cm">
          <text:p text:style-name="P2"><text:span text:style-name="T4">ISO 639-3 short language nam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draw:line-skew="0.176cm" svg:x1="35.142cm" svg:y1="87.097cm" svg:x2="8.121cm" svg:y2="91.051cm" draw:start-shape="id7" draw:start-glue-point="2" draw:end-shape="id8" draw:end-glue-point="0" svg:d="m35142 87097c0 3229-27021 1253-27021 3954">
          <text:p/>
        </draw:connector>
        <draw:connector draw:style-name="gr11" draw:text-style-name="P1" draw:layer="layout" svg:x1="8.121cm" svg:y1="92.2cm" svg:x2="8.121cm" svg:y2="109.75cm" draw:start-shape="id8" draw:start-glue-point="2" draw:end-shape="id10" draw:end-glue-point="0" svg:d="m8121 92200v17550">
          <text:p/>
        </draw:connector>
        <draw:connector draw:style-name="gr8" draw:text-style-name="P1" draw:layer="layout" svg:x1="11.738cm" svg:y1="110.5cm" svg:x2="10.242cm" svg:y2="110.5cm" draw:start-shape="id13" draw:start-glue-point="3" draw:end-shape="id10" draw:end-glue-point="1" svg:d="m11738 110500h-1496">
          <text:p/>
        </draw:connector>
        <draw:path draw:style-name="gr7" draw:text-style-name="P1" draw:id="id13" draw:layer="layout" svg:width="0.999cm" svg:height="0.499cm" draw:transform="rotate (1.57899937427897) translate (11.7421098889492cm 111.004033916476cm)" svg:viewBox="0 0 1000 500" svg:d="m500 22162c-138 0-250-112-250-250s112-250 250-250 250 112 250 250-112 250-250 250zm-500 0h1000z">
          <text:p/>
        </draw:path>
        <draw:connector draw:style-name="gr8" draw:text-style-name="P1" draw:layer="layout" svg:x1="12.242cm" svg:y1="110.5cm" svg:x2="14.198cm" svg:y2="110.5cm" draw:start-shape="id13" draw:start-glue-point="1" draw:end-shape="id11" draw:end-glue-point="3" svg:d="m12242 110500h1956">
          <text:p/>
        </draw:connector>
        <draw:custom-shape draw:style-name="gr5" draw:text-style-name="P8" draw:id="id15" draw:layer="layout" svg:width="19cm" svg:height="25cm" svg:x="68.769cm" svg:y="23.1cm">
          <text:p text:style-name="P7"><text:span text:style-name="T3">Object:</text:span></text:p>
          <text:p text:style-name="P7"><text:span text:style-name="T3">1. Should all localizations of template be strictly oriented</text:span></text:p>
          <text:p text:style-name="P7"><text:span text:style-name="T3">on localization in default (primary) language? (in case of</text:span></text:p>
          <text:p text:style-name="P7"><text:span text:style-name="T3">such orientation, NO template localized in a nondefault</text:span></text:p>
          <text:p text:style-name="P7"><text:span text:style-name="T3">language is allowed to have sets of composites and</text:span></text:p>
          <text:p text:style-name="P7"><text:span text:style-name="T3">parameters different from ones specified for template</text:span></text:p>
          <text:p text:style-name="P7"><text:span text:style-name="T3">localization in the default language)</text:span></text:p>
          <text:p text:style-name="P7"><text:span text:style-name="T3">2. Exclusions - when not to be strict with templates</text:span></text:p>
          <text:p text:style-name="P7"><text:span text:style-name="T3">structures, - if strictness is on;</text:span></text:p>
          <text:p text:style-name="P7"><text:span text:style-name="T3">or when to be strict, - if strictness is off.</text:span></text:p>
          <text:p text:style-name="P7"><text:span text:style-name="T3">---</text:span></text:p>
          <text:p text:style-name="P7"><text:span text:style-name="T3">The parameter class is of type Read, so the way, how one</text:span></text:p>
          <text:p text:style-name="P7"><text:span text:style-name="T3">should specify this param is following (example):</text:span></text:p>
          <text:p text:style-name="P7"><text:span text:style-name="T3">'StrictOrient_ofParamsAndCmpsts_onDfltLngTplsSets {</text:span></text:p>
          <text:p text:style-name="P7"><text:span text:style-name="T3"><text:s text:c="18"/></text:span><text:span text:style-name="T3">soStrict_IsIt = True</text:span></text:p>
          <text:p text:style-name="P7"><text:span text:style-name="T3"><text:s text:c="16"/></text:span><text:span text:style-name="T3">, soExcludingInComposites = </text:span></text:p>
          <text:p text:style-name="P7"><text:span text:style-name="T3"><text:s text:c="24"/></text:span><text:span text:style-name="T3">[ "Template_1_ID"</text:span></text:p>
          <text:p text:style-name="P7"><text:span text:style-name="T3"><text:s text:c="24"/></text:span><text:span text:style-name="T3">, "Template_2_ID"</text:span></text:p>
          <text:p text:style-name="P7"><text:span text:style-name="T3"><text:s text:c="24"/></text:span><text:span text:style-name="T3">]</text:span></text:p>
          <text:p text:style-name="P7"><text:span text:style-name="T3"><text:s text:c="16"/></text:span><text:span text:style-name="T3">, soExcludingComposites <text:s text:c="2"/>= </text:span></text:p>
          <text:p text:style-name="P7"><text:span text:style-name="T3"><text:s text:c="24"/></text:span><text:span text:style-name="T3">[ "Template_3_ID"</text:span></text:p>
          <text:p text:style-name="P7"><text:span text:style-name="T3"><text:s text:c="24"/></text:span><text:span text:style-name="T3">, "Template_4_ID"</text:span></text:p>
          <text:p text:style-name="P7"><text:span text:style-name="T3"><text:s text:c="24"/></text:span><text:span text:style-name="T3">]</text:span></text:p>
          <text:p text:style-name="P7"><text:span text:style-name="T3"><text:s text:c="16"/></text:span><text:span text:style-name="T3">, soExcludingParameters <text:s text:c="2"/>= </text:span></text:p>
          <text:p text:style-name="P7"><text:span text:style-name="T3"><text:s text:c="24"/></text:span><text:span text:style-name="T3">[ "Param_1_Name" </text:span></text:p>
          <text:p text:style-name="P7"><text:span text:style-name="T3"><text:s text:c="24"/></text:span><text:span text:style-name="T3">, "Param_2_Name"</text:span></text:p>
          <text:p text:style-name="P7"><text:span text:style-name="T3"><text:s text:c="24"/></text:span><text:span text:style-name="T3">]</text:span></text:p>
          <text:p text:style-name="P7"><text:span text:style-name="T3"><text:s text:c="16"/></text:span><text:span text:style-name="T3">, soExcludingCompComposites = </text:span></text:p>
          <text:p text:style-name="P7"><text:span text:style-name="T3"><text:s text:c="25"/></text:span><text:span text:style-name="T3">[ ("Template_6_ID", "Template_5_ID")</text:span></text:p>
          <text:p text:style-name="P7"><text:span text:style-name="T3"><text:s text:c="25"/></text:span><text:span text:style-name="T3">, ("Template_7_ID", "Template_5_ID")</text:span></text:p>
          <text:p text:style-name="P7"><text:span text:style-name="T3"><text:s text:c="25"/></text:span><text:span text:style-name="T3">]</text:span></text:p>
          <text:p text:style-name="P7"><text:span text:style-name="T3"><text:s text:c="16"/></text:span><text:span text:style-name="T3">, soExcludingCompParameters = </text:span></text:p>
          <text:p text:style-name="P7"><text:span text:style-name="T3"><text:s text:c="24"/></text:span><text:span text:style-name="T3">[ ("Template_8_ID", "Param_3_Name")</text:span></text:p>
          <text:p text:style-name="P7"><text:span text:style-name="T3"><text:s text:c="24"/></text:span><text:span text:style-name="T3">, ("Template_9_ID", "Param_3_Name")</text:span></text:p>
          <text:p text:style-name="P7"><text:span text:style-name="T3"><text:s text:c="24"/></text:span><text:span text:style-name="T3">]</text:span></text:p>
          <text:p text:style-name="P7"><text:span text:style-name="T3"><text:s text:c="8"/></text:span><text:span text:style-name="T3">}</text:span></text:p>
          <text:p text:style-name="P7"><text:span text:style-name="T3">'</text:span></text:p>
          <text:p text:style-name="P7"><text:span text:style-name="T3">(PARAMETER NAME: </text:span></text:p>
          <text:p text:style-name="P7"><text:span text:style-name="T3">StrictOrient_ofParamsAndCmpsts_onDfltLngTplsSets)</text:span></text:p>
          <text:p text:style-name="P7"><text:span text:style-name="T3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8.769cm" svg:y2="35.597cm" draw:start-shape="id14" draw:end-shape="id15" draw:end-glue-point="5" svg:d="m58039 91625 10730-56028">
          <text:p/>
        </draw:connector>
        <draw:rect draw:style-name="gr4" draw:text-style-name="P4" draw:id="id14" draw:layer="layout" svg:width="3.22cm" svg:height="0.846cm" svg:x="54.819cm" svg:y="91.202cm">
          <text:p text:style-name="P1"><text:span text:style-name="T2">Config</text:span></text:p>
        </draw:rect>
        <draw:custom-shape draw:style-name="gr5" draw:text-style-name="P8" draw:id="id16" draw:layer="layout" svg:width="19cm" svg:height="4cm" svg:x="68.769cm" svg:y="2.3cm">
          <text:p text:style-name="P9"><text:span text:style-name="T3">Symbols sequence denoting wrapping parentheses (identical</text:span></text:p>
          <text:p text:style-name="P9"><text:span text:style-name="T3">for both - openning ang closing), that are to be put</text:span></text:p>
          <text:p text:style-name="P9"><text:span text:style-name="T3">around *composite* name in a template text.</text:span></text:p>
          <text:p text:style-name="P9"><text:span text:style-name="T3">(PARAMETER NAME: CompositePlaceholderWrapper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8.769cm" svg:y2="4.299cm" draw:start-shape="id14" draw:start-glue-point="1" draw:end-shape="id16" draw:end-glue-point="5" svg:d="m58039 91625 10730-87326">
          <text:p/>
        </draw:connector>
        <draw:custom-shape draw:style-name="gr5" draw:text-style-name="P8" draw:id="id17" draw:layer="layout" svg:width="19cm" svg:height="4cm" svg:x="68.769cm" svg:y="7.298cm">
          <text:p text:style-name="P9"><text:span text:style-name="T3">Symbols sequence denoting wrapping parentheses (identical</text:span></text:p>
          <text:p text:style-name="P9"><text:span text:style-name="T3">for both - openning ang closing), that are to be put</text:span></text:p>
          <text:p text:style-name="P9"><text:span text:style-name="T3">around *parameter* name in a template text.</text:span></text:p>
          <text:p text:style-name="P9"><text:span text:style-name="T3">(PARAMETER NAME: ParameterPlaceholderWrapper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8.769cm" svg:y2="9.297cm" draw:start-shape="id14" draw:start-glue-point="1" draw:end-shape="id17" draw:end-glue-point="5" svg:d="m58039 91625 10730-82328">
          <text:p/>
        </draw:connector>
        <draw:custom-shape draw:style-name="gr5" draw:text-style-name="P8" draw:id="id18" draw:layer="layout" svg:width="19cm" svg:height="4.5cm" svg:x="68.769cm" svg:y="11.4cm">
          <text:p text:style-name="P9"><text:span text:style-name="T3">For case, when representation reciever uses detalization level, that isn't </text:span></text:p>
          <text:p text:style-name="P9"><text:span text:style-name="T3">enough to meet requirement specified by the template (from which </text:span></text:p>
          <text:p text:style-name="P9"><text:span text:style-name="T3">representation was to be made): symbols sequence, that PCLT engine </text:span></text:p>
          <text:p text:style-name="P9"><text:span text:style-name="T3">must place instead of content from template/composite.</text:span></text:p>
          <text:p text:style-name="P9"><text:span text:style-name="T3">(PARAMETER NAME: InsuficientDetLevelPlaceholder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8.769cm" svg:y2="13.649cm" draw:start-shape="id14" draw:start-glue-point="1" draw:end-shape="id18" draw:end-glue-point="5" svg:d="m58039 91625 10730-77976">
          <text:p/>
        </draw:connector>
        <draw:custom-shape draw:style-name="gr5" draw:text-style-name="P8" draw:id="id19" draw:layer="layout" svg:width="19cm" svg:height="4.5cm" svg:x="68.769cm" svg:y="15.79cm">
          <text:p text:style-name="P9"><text:span text:style-name="T3">Symbols sequence denoting wrapping parentheses (identical for both </text:span></text:p>
          <text:p text:style-name="P9"><text:span text:style-name="T3">- openning ang closing), that are to be put (by PCLT engine) in </text:span></text:p>
          <text:p text:style-name="P9"><text:span text:style-name="T3">representation, where it failed to make a proper representation from </text:span></text:p>
          <text:p text:style-name="P9"><text:span text:style-name="T3">a template piece (composite or parameter).</text:span></text:p>
          <text:p text:style-name="P9"><text:span text:style-name="T3">(PARAMETER NAME: MarkingErrorPlaceholderWrapper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8.769cm" svg:y2="18.039cm" draw:start-shape="id14" draw:start-glue-point="1" draw:end-shape="id19" draw:end-glue-point="5" svg:d="m58039 91625 10730-73586">
          <text:p/>
        </draw:connector>
        <draw:custom-shape draw:style-name="gr12" draw:text-style-name="P10" draw:id="id20" draw:layer="layout" svg:width="19cm" svg:height="2.5cm" svg:x="68.769cm" svg:y="20.4cm">
          <text:p text:style-name="P9"><text:span text:style-name="T3">Catalog default (primary) language.</text:span></text:p>
          <text:p text:style-name="P9"><text:span text:style-name="T3">(PARAMETER NAME: DefaultLanguag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8.769cm" svg:y2="21.649cm" draw:start-shape="id14" draw:start-glue-point="1" draw:end-shape="id20" draw:end-glue-point="5" svg:d="m58039 91625 10730-69976">
          <text:p/>
        </draw:connector>
        <draw:custom-shape draw:style-name="gr5" draw:text-style-name="P12" draw:id="id21" draw:layer="layout" svg:width="19cm" svg:height="6.5cm" svg:x="68.769cm" svg:y="48.7cm">
          <text:p text:style-name="P11"><text:span text:style-name="T3">Is it allowed to demand representations from catalog, when </text:span></text:p>
          <text:p text:style-name="P11"><text:span text:style-name="T3">referenced template/composite ID isn't known in given catalog?</text:span></text:p>
          <text:p text:style-name="P11"><text:span text:style-name="T3">In case, if allowed, on place of unknown composite the engine (when </text:span></text:p>
          <text:p text:style-name="P11"><text:span text:style-name="T3">making representation) will simply put it's (unknown) ID (given that </text:span></text:p>
          <text:p text:style-name="P11"><text:span text:style-name="T3">recievers detailization level statisfies a requirement: it must be maximal </text:span></text:p>
          <text:p text:style-name="P11"><text:span text:style-name="T3">(infinitely big)), followed by (if enabled by other config parameter) all the </text:span></text:p>
          <text:p text:style-name="P11"><text:span text:style-name="T3">parameters used by current instaniation.</text:span></text:p>
          <text:p text:style-name="P11"><text:span text:style-name="T3">(PARAMETER NAME: AllowUntemplatedMessages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8.769cm" svg:y2="51.949cm" draw:start-shape="id14" draw:start-glue-point="1" draw:end-shape="id21" draw:end-glue-point="5" svg:d="m58039 91625 10730-39676">
          <text:p/>
        </draw:connector>
        <draw:custom-shape draw:style-name="gr5" draw:text-style-name="P12" draw:id="id22" draw:layer="layout" svg:width="19cm" svg:height="7cm" svg:x="68.769cm" svg:y="55.7cm">
          <text:p text:style-name="P9"><text:span text:style-name="T3">Is it allowed to demand representations from catalog, when referenced </text:span></text:p>
          <text:p text:style-name="P9"><text:span text:style-name="T3">template/composite ID is persistent in catalog, but not in representation </text:span></text:p>
          <text:p text:style-name="P9"><text:span text:style-name="T3">language?</text:span></text:p>
          <text:p text:style-name="P9"><text:span text:style-name="T3">In case, if allowed, on place of unknown composite the engine </text:span></text:p>
          <text:p text:style-name="P9"><text:span text:style-name="T3">(when making representation) will simply put it's (unknown) ID </text:span></text:p>
          <text:p text:style-name="P9"><text:span text:style-name="T3">(given that recievers detailization level statisfies a requirement: it must </text:span></text:p>
          <text:p text:style-name="P9"><text:span text:style-name="T3">be maximal (infinitely big)), followed by (if enabled by other config </text:span></text:p>
          <text:p text:style-name="P9"><text:span text:style-name="T3">parameter) all the parameters used by current instaniation.</text:span></text:p>
          <text:p text:style-name="P9"><text:span text:style-name="T3">(PARAMETER NAME: AllowUntemplatedLocalizationsOfMessages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8.769cm" svg:y2="59.199cm" draw:start-shape="id14" draw:start-glue-point="1" draw:end-shape="id22" draw:end-glue-point="5" svg:d="m58039 91625 10730-32426">
          <text:p/>
        </draw:connector>
        <draw:custom-shape draw:style-name="gr5" draw:text-style-name="P12" draw:id="id23" draw:layer="layout" svg:width="19cm" svg:height="5.609cm" svg:x="68.769cm" svg:y="62.491cm">
          <text:p text:style-name="P9"><text:span text:style-name="T3">If it's allowed to require representation of a template/composite </text:span></text:p>
          <text:p text:style-name="P9"><text:span text:style-name="T3">(or it's localisation), that is absent in catalog then (given that reciever's </text:span></text:p>
          <text:p text:style-name="P9"><text:span text:style-name="T3">detailization level statisfies a requirement: it must be maximal (infinitely</text:span></text:p>
          <text:p text:style-name="P9"><text:span text:style-name="T3">big)) together with it's (unknown composite) ID:</text:span></text:p>
          <text:p text:style-name="P9"><text:span text:style-name="T3">should there also be put all the parameters (array of name:value pairs), </text:span></text:p>
          <text:p text:style-name="P9"><text:span text:style-name="T3">used by current instaniation?</text:span></text:p>
          <text:p text:style-name="P9"><text:span text:style-name="T3">(PARAMETER NAME: ShowAdhocParamsInResultOfUntemplated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8.769cm" svg:y2="65.295cm" draw:start-shape="id14" draw:start-glue-point="1" draw:end-shape="id23" draw:end-glue-point="5" svg:d="m58039 91625 10730-26330">
          <text:p/>
        </draw:connector>
        <draw:custom-shape draw:style-name="gr5" draw:text-style-name="P12" draw:id="id24" draw:layer="layout" svg:width="19cm" svg:height="4cm" svg:x="68.769cm" svg:y="68.1cm">
          <text:p text:style-name="P9"><text:span text:style-name="T3">DEFAULT maximal allowed size of representation resulting </text:span></text:p>
          <text:p text:style-name="P9"><text:span text:style-name="T3">from instaniation of a single PCSI. If user gives on the input</text:span></text:p>
          <text:p text:style-name="P9"><text:span text:style-name="T3">his ConstraintedLBS with different constraint on size, then</text:span></text:p>
          <text:p text:style-name="P9"><text:span text:style-name="T3"><text:s/></text:span><text:span text:style-name="T3">his constraint is used instead.</text:span></text:p>
          <text:p text:style-name="P9"><text:span text:style-name="T3">(PARAMETER NAME: InstaniationResultMaxSiz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8.769cm" svg:y2="70.099cm" draw:start-shape="id14" draw:start-glue-point="1" draw:end-shape="id24" draw:end-glue-point="5" svg:d="m58039 91625 10730-21526">
          <text:p/>
        </draw:connector>
        <draw:custom-shape draw:style-name="gr5" draw:text-style-name="P12" draw:id="id25" draw:layer="layout" svg:width="19cm" svg:height="5.609cm" svg:x="68.769cm" svg:y="72.2cm">
          <text:p text:style-name="P9"><text:span text:style-name="T3">Is it allowed to give an empty value to the field "representation </text:span></text:p>
          <text:p text:style-name="P9"><text:span text:style-name="T3">detailization level"? </text:span></text:p>
          <text:p text:style-name="P9"><text:span text:style-name="T3">If allowed, then it's value will be chosen automatically by the margin</text:span></text:p>
          <text:p text:style-name="P9"><text:span text:style-name="T3">depending on modus: maximal ("+inf") in case, when it's </text:span></text:p>
          <text:p text:style-name="P9"><text:span text:style-name="T3">a requirement by a template, or minimal ("zero"), when it's</text:span></text:p>
          <text:p text:style-name="P9"><text:span text:style-name="T3">an assigment to a reciever of representation</text:span></text:p>
          <text:p text:style-name="P9"><text:span text:style-name="T3">(PARAMETER NAME: AllowEmptySDL_parseItByModusMargi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8.769cm" svg:y2="75.004cm" draw:start-shape="id14" draw:end-shape="id25" draw:end-glue-point="5" svg:d="m58039 91625 10730-16621">
          <text:p/>
        </draw:connector>
        <draw:custom-shape draw:style-name="gr5" draw:text-style-name="P12" draw:layer="layout" svg:width="19cm" svg:height="5.609cm" svg:x="68.769cm" svg:y="77.35cm">
          <text:p text:style-name="P9"><text:span text:style-name="T3">Is it allowed to give an unreadable value to the field "representation </text:span></text:p>
          <text:p text:style-name="P9"><text:span text:style-name="T3">detailization level"? </text:span></text:p>
          <text:p text:style-name="P9"><text:span text:style-name="T3">If allowed, then it's value will be chosen automatically by the margin</text:span></text:p>
          <text:p text:style-name="P9"><text:span text:style-name="T3">depending on modus: maximal ("+inf") in case, when it's </text:span></text:p>
          <text:p text:style-name="P9"><text:span text:style-name="T3">a requirement by a template, or minimal ("zero"), when it's</text:span></text:p>
          <text:p text:style-name="P9"><text:span text:style-name="T3">an assigment to a reciever of representation</text:span></text:p>
          <text:p text:style-name="P9"><text:span text:style-name="T3">(PARAMETER NAME: AllowUnreadableSDL_parseIdByModusMargi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8.769cm" svg:y2="80.155cm" draw:start-shape="id14" draw:start-glue-point="1" draw:end-shape="id26" svg:d="m58039 91625 10730-11470">
          <text:p/>
        </draw:connector>
        <draw:custom-shape draw:style-name="gr5" draw:text-style-name="P12" draw:id="id27" draw:layer="layout" svg:width="19cm" svg:height="3.965cm" svg:x="69.37cm" svg:y="88.935cm">
          <text:p text:style-name="P9"><text:span text:style-name="T3">Sequence of symbols used, when representing a specialcase of </text:span></text:p>
          <text:p text:style-name="P9"><text:span text:style-name="T3">parameter value - Newline_PV. </text:span></text:p>
          <text:p text:style-name="P9"><text:span text:style-name="T3">(Different OSes use different newline strings: in Linux it's #10,</text:span></text:p>
          <text:p text:style-name="P9"><text:span text:style-name="T3">in M$ - #13#10, MacOS - #13)</text:span></text:p>
          <text:p text:style-name="P9"><text:span text:style-name="T3">(PARAMETER NAME: Newlin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9.37cm" svg:y2="90.917cm" draw:start-shape="id14" draw:start-glue-point="1" draw:end-shape="id27" draw:end-glue-point="5" svg:d="m58039 91625 11331-708">
          <text:p/>
        </draw:connector>
        <draw:custom-shape draw:style-name="gr5" draw:text-style-name="P12" draw:id="id28" draw:layer="layout" svg:width="19cm" svg:height="3.965cm" svg:x="69.37cm" svg:y="93.033cm">
          <text:p text:style-name="P9"><text:span text:style-name="T3">Maximal allowed depth of reparsing. (not used, reserved</text:span></text:p>
          <text:p text:style-name="P9"><text:span text:style-name="T3">for future versions of PCLT)</text:span></text:p>
          <text:p text:style-name="P9"><text:span text:style-name="T3">(PARAMETER NAME: ReparsingDepthMax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9.37cm" svg:y2="95.015cm" draw:start-shape="id14" draw:start-glue-point="1" draw:end-shape="id28" draw:end-glue-point="5" svg:d="m58039 91625 11331 3390">
          <text:p/>
        </draw:connector>
        <draw:custom-shape draw:style-name="gr5" draw:text-style-name="P12" draw:id="id29" draw:layer="layout" svg:width="19cm" svg:height="3.965cm" svg:x="69.37cm" svg:y="97.294cm">
          <text:p text:style-name="P9"><text:span text:style-name="T3">Maximal allowed size of representation resuling from</text:span></text:p>
          <text:p text:style-name="P9"><text:span text:style-name="T3">instaniating a reparsing result. (not used, reserved for future</text:span></text:p>
          <text:p text:style-name="P9"><text:span text:style-name="T3">versions of PCLT)</text:span></text:p>
          <text:p text:style-name="P9"><text:span text:style-name="T3">(PARAMETER NAME: ReparseParameterContentMaxSiz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9.37cm" svg:y2="99.276cm" draw:start-shape="id14" draw:start-glue-point="1" draw:end-shape="id29" draw:end-glue-point="5" svg:d="m58039 91625 11331 7651">
          <text:p/>
        </draw:connector>
        <draw:connector draw:style-name="gr8" draw:text-style-name="P1" draw:layer="layout" draw:type="curve" draw:line-skew="0.124cm" svg:x1="35.142cm" svg:y1="87.097cm" svg:x2="56.429cm" svg:y2="91.202cm" draw:start-shape="id7" draw:start-glue-point="2" draw:end-shape="id14" draw:end-glue-point="0" svg:d="m35142 87097c0 3265 21287 1213 21287 4105">
          <text:p/>
        </draw:connector>
        <draw:rect draw:style-name="gr4" draw:text-style-name="P4" draw:id="id1" draw:layer="layout" svg:width="3.22cm" svg:height="0.846cm" svg:x="52.599cm" svg:y="98.477cm">
          <text:p text:style-name="P1"><text:span text:style-name="T2">Catalog</text:span></text:p>
        </draw:rect>
        <draw:connector draw:style-name="gr7" draw:text-style-name="P1" draw:layer="layout" draw:type="line" svg:x1="64.319cm" svg:y1="104.799cm" svg:x2="68.019cm" svg:y2="102.007cm" draw:start-shape="id2" draw:start-glue-point="10" draw:end-shape="id30" draw:end-glue-point="5" svg:d="m64319 104799 3700-2792">
          <text:p/>
        </draw:connector>
        <draw:connector draw:style-name="gr7" draw:text-style-name="P1" draw:layer="layout" draw:type="line" svg:x1="64.319cm" svg:y1="104.799cm" svg:x2="68.019cm" svg:y2="103.161cm" draw:start-shape="id2" draw:start-glue-point="10" draw:end-shape="id31" draw:end-glue-point="5" svg:d="m64319 104799 3700-1638">
          <text:p/>
        </draw:connector>
        <draw:custom-shape draw:style-name="gr13" draw:text-style-name="P1" draw:id="id2" draw:layer="layout" svg:width="5cm" svg:height="3.6cm" svg:x="59.319cm" svg:y="103cm">
          <text:p text:style-name="P1"><text:span text:style-name="T5">VIEW</text:span></text:p>
          <text:p text:style-name="P1">Catalog entry </text:p>
          <text:p text:style-name="P1">(by Catalog ID)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6" draw:id="id31" draw:layer="layout" svg:width="9cm" svg:height="0.846cm" svg:x="68.019cm" svg:y="102.739cm">
          <text:p text:style-name="P2"><text:span text:style-name="T4">ISO 639-3 short language nam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id="id30" draw:layer="layout" svg:width="9cm" svg:height="0.846cm" svg:x="68.019cm" svg:y="101.585cm">
          <text:p text:style-name="P2"><text:span text:style-name="T4">Template 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5" draw:id="id32" draw:layer="layout" svg:width="9cm" svg:height="1.5cm" svg:x="68.019cm" svg:y="104.085cm">
          <text:p text:style-name="P2"><text:span text:style-name="T3">For representation required </text:span></text:p>
          <text:p text:style-name="P2"><text:span text:style-name="T3">detalization level (munimum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64.319cm" svg:y1="104.799cm" svg:x2="68.019cm" svg:y2="104.834cm" draw:start-shape="id2" draw:start-glue-point="10" draw:end-shape="id32" draw:end-glue-point="5" svg:d="m64319 104799 3700 35">
          <text:p/>
        </draw:connector>
        <draw:custom-shape draw:style-name="gr15" draw:text-style-name="P5" draw:id="id33" draw:layer="layout" svg:width="9cm" svg:height="0.846cm" svg:x="68.019cm" svg:y="105.754cm">
          <text:p text:style-name="P2"><text:span text:style-name="T3">Localized templ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64.319cm" svg:y1="104.799cm" svg:x2="68.019cm" svg:y2="106.176cm" draw:start-shape="id2" draw:start-glue-point="10" draw:end-shape="id33" draw:end-glue-point="5" svg:d="m64319 104799 3700 1377">
          <text:p/>
        </draw:connector>
        <draw:connector draw:style-name="gr11" draw:text-style-name="P1" draw:layer="layout" svg:x1="55.819cm" svg:y1="98.9cm" svg:x2="56.429cm" svg:y2="92.048cm" draw:start-shape="id1" draw:start-glue-point="1" draw:end-shape="id14" draw:end-glue-point="2" svg:d="m55819 98900h610v-6852">
          <text:p/>
        </draw:connector>
        <draw:custom-shape draw:style-name="gr10" draw:text-style-name="P6" draw:id="id35" draw:layer="layout" svg:width="4cm" svg:height="1.346cm" svg:x="59.219cm" svg:y="99.754cm">
          <text:p text:style-name="P2"><text:span text:style-name="T4">Config 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5" draw:id="id34" draw:layer="layout" svg:width="9cm" svg:height="0.846cm" svg:x="11.819cm" svg:y="112.005cm">
          <text:p text:style-name="P2"><text:span text:style-name="T3">Localized templ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16.319cm" svg:y1="111.25cm" svg:x2="16.318cm" svg:y2="112.005cm" draw:start-shape="id11" draw:start-glue-point="2" draw:end-shape="id34" draw:end-glue-point="4" svg:d="m16319 111250-1 755">
          <text:p/>
        </draw:connector>
        <draw:connector draw:style-name="gr11" draw:text-style-name="P1" draw:layer="layout" svg:x1="9.742cm" svg:y1="91.625cm" svg:x2="54.819cm" svg:y2="91.625cm" draw:start-shape="id8" draw:start-glue-point="1" draw:end-shape="id14" draw:end-glue-point="3" svg:d="m9742 91625h45077">
          <text:p/>
        </draw:connector>
        <draw:connector draw:style-name="gr9" draw:text-style-name="P1" draw:layer="layout" draw:type="line" svg:x1="56.429cm" svg:y1="92.048cm" svg:x2="59.219cm" svg:y2="100.426cm" draw:start-shape="id14" draw:start-glue-point="2" draw:end-shape="id35" draw:end-glue-point="5" svg:d="m56429 92048 2790 8378">
          <text:p/>
        </draw:connector>
        <draw:connector draw:style-name="gr7" draw:text-style-name="P1" draw:layer="layout" draw:type="line" svg:x1="59.219cm" svg:y1="100.426cm" svg:x2="55.819cm" svg:y2="98.9cm" draw:start-shape="id35" draw:start-glue-point="5" draw:end-shape="id1" draw:end-glue-point="1" svg:d="m59219 100426-3400-1526">
          <text:p/>
        </draw:connector>
        <draw:connector draw:style-name="gr8" draw:text-style-name="P1" draw:layer="layout" draw:type="curve" draw:line-skew="-2.393cm" svg:x1="35.142cm" svg:y1="87.097cm" svg:x2="54.209cm" svg:y2="98.477cm" draw:start-shape="id7" draw:start-glue-point="2" draw:end-shape="id1" draw:end-glue-point="0" svg:d="m35142 87097c0 4945 19067-744 19067 11380">
          <text:p/>
        </draw:connector>
        <draw:rect draw:style-name="gr4" draw:text-style-name="P4" draw:id="id36" draw:layer="layout" svg:width="4.242cm" svg:height="1.5cm" svg:x="21.698cm" svg:y="109.75cm">
          <text:p text:style-name="P1"><text:span text:style-name="T2">Localizable </text:span></text:p>
          <text:p text:style-name="P1"><text:span text:style-name="T2">template</text:span></text:p>
        </draw:rect>
        <draw:connector draw:style-name="gr11" draw:text-style-name="P1" draw:layer="layout" svg:x1="18.44cm" svg:y1="110.5cm" svg:x2="21.698cm" svg:y2="110.5cm" draw:start-shape="id11" draw:start-glue-point="1" draw:end-shape="id36" draw:end-glue-point="3" svg:d="m18440 110500h3258">
          <text:p/>
        </draw:connector>
        <draw:custom-shape draw:style-name="gr10" draw:text-style-name="P6" draw:id="id37" draw:layer="layout" svg:width="4.5cm" svg:height="0.846cm" svg:x="33.169cm" svg:y="107.6cm">
          <text:p text:style-name="P2"><text:span text:style-name="T4">Template 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draw:type="line" svg:x1="23.819cm" svg:y1="109.75cm" svg:x2="35.418cm" svg:y2="108.446cm" draw:start-shape="id36" draw:start-glue-point="0" draw:end-shape="id37" draw:end-glue-point="6" svg:d="m23819 109750 11599-1304">
          <text:p/>
        </draw:connector>
        <draw:connector draw:style-name="gr7" draw:text-style-name="P1" draw:layer="layout" draw:type="line" svg:x1="16.319cm" svg:y1="109.75cm" svg:x2="35.418cm" svg:y2="108.446cm" draw:start-shape="id11" draw:start-glue-point="0" draw:end-shape="id37" draw:end-glue-point="6" svg:d="m16319 109750 19099-1304">
          <text:p/>
        </draw:connector>
        <draw:rect draw:style-name="gr4" draw:text-style-name="P4" draw:id="id39" draw:layer="layout" svg:width="4.242cm" svg:height="1.5cm" svg:x="48.877cm" svg:y="109.75cm">
          <text:p text:style-name="P1"><text:span text:style-name="T2">Detailization </text:span></text:p>
          <text:p text:style-name="P1"><text:span text:style-name="T2">policy</text:span></text:p>
        </draw:rect>
        <draw:connector draw:style-name="gr11" draw:text-style-name="P1" draw:layer="layout" svg:x1="25.94cm" svg:y1="110.5cm" svg:x2="38.919cm" svg:y2="110.499cm" draw:start-shape="id36" draw:start-glue-point="1" draw:end-shape="id38" draw:end-glue-point="5" svg:d="m25940 110500h6490v-1h6489">
          <text:p/>
        </draw:connector>
        <draw:connector draw:style-name="gr8" draw:text-style-name="P1" draw:layer="layout" draw:type="curve" draw:line-skew="-6.087cm" svg:x1="35.142cm" svg:y1="87.097cm" svg:x2="50.998cm" svg:y2="109.75cm" draw:start-shape="id7" draw:start-glue-point="2" draw:end-shape="id39" draw:end-glue-point="0" svg:d="m35142 87097c0 7860 15856-3466 15856 22653">
          <text:p/>
        </draw:connector>
        <draw:custom-shape draw:style-name="gr16" draw:text-style-name="P1" draw:id="id38" draw:layer="layout" svg:width="5cm" svg:height="5cm" svg:x="38.919cm" svg:y="108cm">
          <text:p text:style-name="P1">Template </text:p>
          <text:p text:style-name="P1">SDL </text:p>
          <text:p text:style-name="P1">adjustment </text:p>
          <text:p text:style-name="P1">to catalo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43.919cm" svg:y1="110.499cm" svg:x2="48.877cm" svg:y2="110.5cm" draw:start-shape="id38" draw:start-glue-point="7" draw:end-shape="id39" draw:end-glue-point="3" svg:d="m43919 110499h2480v1h2478">
          <text:p/>
        </draw:connector>
        <draw:custom-shape draw:style-name="gr10" draw:text-style-name="P6" draw:id="id40" draw:layer="layout" svg:width="7cm" svg:height="0.846cm" svg:x="43.019cm" svg:y="102.454cm">
          <text:p text:style-name="P2"><text:span text:style-name="T4">Detalization policy 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draw:type="line" svg:x1="50.998cm" svg:y1="109.75cm" svg:x2="46.518cm" svg:y2="103.3cm" draw:start-shape="id39" draw:start-glue-point="0" draw:end-shape="id40" draw:end-glue-point="6" svg:d="m50998 109750-4480-6450">
          <text:p/>
        </draw:connector>
        <draw:connector draw:style-name="gr7" draw:text-style-name="P1" draw:layer="layout" draw:type="line" svg:x1="38.919cm" svg:y1="110.499cm" svg:x2="35.418cm" svg:y2="108.446cm" draw:start-shape="id38" draw:start-glue-point="5" draw:end-shape="id37" draw:end-glue-point="6" svg:d="m38919 110499-3501-2053">
          <text:p/>
        </draw:connector>
        <draw:connector draw:style-name="gr7" draw:text-style-name="P1" draw:layer="layout" draw:type="line" svg:x1="41.418cm" svg:y1="108cm" svg:x2="46.518cm" svg:y2="103.3cm" draw:start-shape="id38" draw:start-glue-point="4" draw:end-shape="id40" draw:end-glue-point="6" svg:d="m41418 108000 5100-4700">
          <text:p/>
        </draw:connector>
        <draw:connector draw:style-name="gr7" draw:text-style-name="P1" draw:layer="layout" draw:type="line" svg:x1="46.518cm" svg:y1="102.454cm" svg:x2="52.599cm" svg:y2="98.9cm" draw:start-shape="id40" draw:start-glue-point="4" draw:end-shape="id1" draw:end-glue-point="3" svg:d="m46518 102454 6081-3554">
          <text:p/>
        </draw:connector>
        <draw:connector draw:style-name="gr11" draw:text-style-name="P1" draw:layer="layout" svg:x1="54.209cm" svg:y1="99.323cm" svg:x2="53.119cm" svg:y2="110.5cm" draw:start-shape="id1" draw:start-glue-point="2" draw:end-shape="id39" draw:end-glue-point="1" svg:d="m54209 99323v11177h-1090">
          <text:p/>
        </draw:connector>
        <draw:custom-shape draw:style-name="gr16" draw:text-style-name="P1" draw:id="id43" draw:layer="layout" svg:width="5cm" svg:height="5cm" svg:x="38.919cm" svg:y="96.4cm">
          <text:p text:style-name="P1">Templates </text:p>
          <text:p text:style-name="P1">collection </text:p>
          <text:p text:style-name="P1">usage by a </text:p>
          <text:p text:style-name="P1">catalo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4" draw:id="id42" draw:layer="layout" svg:width="4.242cm" svg:height="2cm" svg:x="21.698cm" svg:y="97.9cm">
          <text:p text:style-name="P1"><text:span text:style-name="T2">Templates </text:span></text:p>
          <text:p text:style-name="P1"><text:span text:style-name="T2">collection</text:span></text:p>
        </draw:rect>
        <draw:custom-shape draw:style-name="gr16" draw:text-style-name="P1" draw:id="id41" draw:layer="layout" svg:width="5cm" svg:height="5cm" svg:x="21.319cm" svg:y="102cm">
          <text:p text:style-name="P1">Inclusion </text:p>
          <text:p text:style-name="P1">of a template </text:p>
          <text:p text:style-name="P1">in a </text:p>
          <text:p text:style-name="P1">col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23.819cm" svg:y1="109.75cm" svg:x2="23.818cm" svg:y2="107cm" draw:start-shape="id36" draw:start-glue-point="0" draw:end-shape="id41" draw:end-glue-point="6" svg:d="m23819 109750v-1374h-1v-1376">
          <text:p/>
        </draw:connector>
        <draw:connector draw:style-name="gr11" draw:text-style-name="P1" draw:layer="layout" svg:x1="23.818cm" svg:y1="102cm" svg:x2="23.819cm" svg:y2="99.9cm" draw:start-shape="id41" draw:start-glue-point="4" draw:end-shape="id42" draw:end-glue-point="2" svg:d="m23818 102000v-1050h1v-1050">
          <text:p/>
        </draw:connector>
        <draw:connector draw:style-name="gr11" draw:text-style-name="P1" draw:layer="layout" svg:x1="38.919cm" svg:y1="98.899cm" svg:x2="25.94cm" svg:y2="98.9cm" draw:start-shape="id43" draw:start-glue-point="5" draw:end-shape="id42" draw:end-glue-point="1" svg:d="m38919 98899h-6489v1h-6490">
          <text:p/>
        </draw:connector>
        <draw:connector draw:style-name="gr11" draw:text-style-name="P1" draw:layer="layout" svg:x1="43.919cm" svg:y1="98.899cm" svg:x2="52.599cm" svg:y2="98.9cm" draw:start-shape="id43" draw:start-glue-point="7" draw:end-shape="id1" draw:end-glue-point="3" svg:d="m43919 98899h4341v1h4339">
          <text:p/>
        </draw:connector>
        <draw:connector draw:style-name="gr7" draw:text-style-name="P1" draw:layer="layout" draw:type="line" svg:x1="26.319cm" svg:y1="104.499cm" svg:x2="35.418cm" svg:y2="107.6cm" draw:start-shape="id41" draw:start-glue-point="7" draw:end-shape="id37" draw:end-glue-point="4" svg:d="m26319 104499 9099 3101">
          <text:p/>
        </draw:connector>
        <draw:custom-shape draw:style-name="gr10" draw:text-style-name="P6" draw:id="id44" draw:layer="layout" svg:width="4.5cm" svg:height="0.846cm" svg:x="45.519cm" svg:y="96.554cm">
          <text:p text:style-name="P2"><text:span text:style-name="T4">Catalog 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2.599cm" svg:y1="98.9cm" svg:x2="47.768cm" svg:y2="97.4cm" draw:start-shape="id1" draw:start-glue-point="3" draw:end-shape="id44" draw:end-glue-point="6" svg:d="m52599 98900-4831-1500">
          <text:p/>
        </draw:connector>
        <draw:connector draw:style-name="gr7" draw:text-style-name="P1" draw:layer="layout" draw:type="line" svg:x1="47.768cm" svg:y1="97.4cm" svg:x2="43.919cm" svg:y2="98.899cm" draw:start-shape="id44" draw:start-glue-point="6" draw:end-shape="id43" draw:end-glue-point="7" svg:d="m47768 97400-3849 1499">
          <text:p/>
        </draw:connector>
        <draw:custom-shape draw:style-name="gr10" draw:text-style-name="P6" draw:id="id45" draw:layer="layout" svg:width="4.5cm" svg:height="1.5cm" svg:x="27.069cm" svg:y="100cm">
          <text:p text:style-name="P2"><text:span text:style-name="T4">Templates </text:span></text:p>
          <text:p text:style-name="P2"><text:span text:style-name="T4">collection 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draw:type="line" svg:x1="25.94cm" svg:y1="98.9cm" svg:x2="29.318cm" svg:y2="100cm" draw:start-shape="id42" draw:start-glue-point="1" draw:end-shape="id45" draw:end-glue-point="4" svg:d="m25940 98900 3378 1100">
          <text:p/>
        </draw:connector>
        <draw:connector draw:style-name="gr7" draw:text-style-name="P1" draw:layer="layout" draw:type="line" svg:x1="26.319cm" svg:y1="104.499cm" svg:x2="29.318cm" svg:y2="101.5cm" draw:start-shape="id41" draw:start-glue-point="7" draw:end-shape="id45" draw:end-glue-point="6" svg:d="m26319 104499 2999-2999">
          <text:p/>
        </draw:connector>
        <draw:connector draw:style-name="gr7" draw:text-style-name="P1" draw:layer="layout" draw:type="line" svg:x1="29.318cm" svg:y1="100cm" svg:x2="38.919cm" svg:y2="98.899cm" draw:start-shape="id45" draw:start-glue-point="4" draw:end-shape="id43" draw:end-glue-point="5" svg:d="m29318 100000 9601-1101">
          <text:p/>
        </draw:connector>
        <draw:custom-shape draw:style-name="gr16" draw:text-style-name="P1" draw:id="id46" draw:layer="layout" svg:width="5cm" svg:height="5cm" svg:x="15.319cm" svg:y="92.7cm">
          <text:p text:style-name="P1">Templates </text:p>
          <text:p text:style-name="P1">collection </text:p>
          <text:p text:style-name="P1">usage by </text:p>
          <text:p text:style-name="P1">another </text:p>
          <text:p text:style-name="P1">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23.819cm" svg:y1="97.9cm" svg:x2="20.319cm" svg:y2="95.199cm" draw:start-shape="id42" draw:start-glue-point="0" draw:end-shape="id46" draw:end-glue-point="7" svg:d="m23819 97900v-2701h-3500">
          <text:p/>
        </draw:connector>
        <draw:connector draw:style-name="gr11" draw:text-style-name="P1" draw:layer="layout" svg:x1="21.698cm" svg:y1="98.9cm" svg:x2="17.818cm" svg:y2="97.7cm" draw:start-shape="id42" draw:start-glue-point="3" draw:end-shape="id46" draw:end-glue-point="6" svg:d="m21698 98900h-3880v-1200">
          <text:p/>
        </draw:connector>
        <draw:connector draw:style-name="gr8" draw:text-style-name="P1" draw:layer="layout" draw:type="curve" svg:x1="35.142cm" svg:y1="87.097cm" svg:x2="23.819cm" svg:y2="97.9cm" draw:start-shape="id7" draw:start-glue-point="2" draw:end-shape="id42" draw:end-glue-point="0" svg:d="m35142 87097c0 8103-11323 2702-11323 10803">
          <text:p/>
        </draw:connector>
        <draw:connector draw:style-name="gr8" draw:text-style-name="P1" draw:layer="layout" draw:type="curve" draw:line-skew="5.463cm" svg:x1="35.142cm" svg:y1="87.097cm" svg:x2="23.819cm" svg:y2="109.75cm" draw:start-shape="id7" draw:start-glue-point="2" draw:end-shape="id36" draw:end-glue-point="0" svg:d="m35142 87097c0 25185-11323 13859-11323 22653">
          <text:p/>
        </draw:connector>
        <draw:custom-shape draw:style-name="gr5" draw:text-style-name="P5" draw:id="id47" draw:layer="layout" svg:width="5cm" svg:height="2cm" svg:x="37.519cm" svg:y="103.6cm">
          <text:p text:style-name="P2"><text:span text:style-name="T3">For representation </text:span></text:p>
          <text:p text:style-name="P2"><text:span text:style-name="T3">required SDL</text:span></text:p>
          <text:p text:style-name="P2"><text:span text:style-name="T3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41.419cm" svg:y1="108cm" svg:x2="40.018cm" svg:y2="105.6cm" draw:start-shape="id38" draw:end-shape="id47" draw:end-glue-point="6" svg:d="m41419 108000-1401-2400">
          <text:p/>
        </draw:connector>
        <draw:custom-shape draw:style-name="gr5" draw:text-style-name="P5" draw:id="id48" draw:layer="layout" svg:width="5cm" svg:height="2cm" svg:x="31.519cm" svg:y="103.5cm">
          <text:p text:style-name="P2"><text:span text:style-name="T3">For representation </text:span></text:p>
          <text:p text:style-name="P2"><text:span text:style-name="T3">required SDL</text:span></text:p>
          <text:p text:style-name="P2"><text:span text:style-name="T3">(default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31.519cm" svg:y1="104.499cm" svg:x2="26.319cm" svg:y2="104.499cm" draw:start-shape="id48" draw:start-glue-point="5" draw:end-shape="id41" draw:end-glue-point="7" svg:d="m31519 104499h-5200">
          <text:p/>
        </draw:connector>
        <draw:path draw:style-name="gr17" draw:text-style-name="P1" draw:layer="layout" svg:width="3.499cm" svg:height="1.142cm" draw:transform="rotate (3.1415926535892) translate (38.519cm 103.1cm)" svg:viewBox="0 0 3500 1143" svg:d="m0-206200c0 0 564 820 1000 1000 462 191 1038 191 1500 0 436-180 1000-1000 1000-1000">
          <text:p/>
        </draw:path>
        <draw:frame draw:style-name="gr18" draw:text-style-name="P13" draw:layer="layout" svg:width="3.5cm" svg:height="0.983cm" svg:x="35.219cm" svg:y="101.1cm">
          <draw:text-box>
            <text:p><text:span text:style-name="T6">Overrides</text:span></text:p>
          </draw:text-box>
        </draw:frame>
        <draw:frame draw:style-name="gr19" draw:layer="layout" svg:width="0.853cm" svg:height="2.038cm" svg:x="20.166cm" svg:y="94.1cm">
          <draw:text-box>
            <text:p>1</text:p>
          </draw:text-box>
        </draw:frame>
        <draw:frame draw:style-name="gr19" draw:layer="layout" svg:width="0.853cm" svg:height="2.038cm" svg:x="20.819cm" svg:y="109.437cm">
          <draw:text-box>
            <text:p>1</text:p>
          </draw:text-box>
        </draw:frame>
        <draw:frame draw:style-name="gr20" draw:layer="layout" svg:width="2cm" svg:height="1cm" svg:x="18.519cm" svg:y="110.8cm">
          <draw:text-box>
            <text:p>0..N</text:p>
          </draw:text-box>
        </draw:frame>
        <draw:frame draw:style-name="gr20" draw:layer="layout" svg:width="2cm" svg:height="1cm" svg:x="22.219cm" svg:y="96.9cm">
          <draw:text-box>
            <text:p>0..N</text:p>
          </draw:text-box>
        </draw:frame>
        <draw:frame draw:style-name="gr21" draw:layer="layout" svg:width="0.853cm" svg:height="2.038cm" svg:x="7.166cm" svg:y="92.337cm">
          <draw:text-box>
            <text:p>1</text:p>
          </draw:text-box>
        </draw:frame>
        <draw:frame draw:style-name="gr20" draw:layer="layout" svg:width="2cm" svg:height="1cm" svg:x="6.319cm" svg:y="108.6cm">
          <draw:text-box>
            <text:p>0..N</text:p>
          </draw:text-box>
        </draw:frame>
        <draw:frame draw:style-name="gr20" draw:layer="layout" svg:width="2cm" svg:height="1cm" svg:x="53.019cm" svg:y="90.6cm">
          <draw:text-box>
            <text:p>0..N</text:p>
          </draw:text-box>
        </draw:frame>
        <draw:frame draw:style-name="gr21" draw:layer="layout" svg:width="0.853cm" svg:height="2.038cm" svg:x="9.919cm" svg:y="90.637cm">
          <draw:text-box>
            <text:p>1</text:p>
          </draw:text-box>
        </draw:frame>
        <draw:frame draw:style-name="gr19" draw:layer="layout" svg:width="0.853cm" svg:height="2.038cm" svg:x="20.82cm" svg:y="109.438cm">
          <draw:text-box>
            <text:p>1</text:p>
          </draw:text-box>
        </draw:frame>
        <draw:frame draw:style-name="gr19" draw:layer="layout" svg:width="0.853cm" svg:height="2.038cm" svg:x="23.019cm" svg:y="99.837cm">
          <draw:text-box>
            <text:p>1</text:p>
          </draw:text-box>
        </draw:frame>
        <draw:frame draw:style-name="gr20" draw:layer="layout" svg:width="2cm" svg:height="1cm" svg:x="20.119cm" svg:y="99cm">
          <draw:text-box>
            <text:p>0..N</text:p>
          </draw:text-box>
        </draw:frame>
        <draw:frame draw:style-name="gr19" draw:layer="layout" svg:width="0.853cm" svg:height="2.038cm" svg:x="17.019cm" svg:y="97.6cm">
          <draw:text-box>
            <text:p>1</text:p>
          </draw:text-box>
        </draw:frame>
        <draw:frame draw:style-name="gr19" draw:layer="layout" svg:width="0.853cm" svg:height="2.038cm" svg:x="20.819cm" svg:y="109.437cm">
          <draw:text-box>
            <text:p>1</text:p>
          </draw:text-box>
        </draw:frame>
        <draw:frame draw:style-name="gr22" draw:layer="layout" svg:width="0.853cm" svg:height="2.038cm" svg:x="23.019cm" svg:y="108.6cm">
          <draw:text-box>
            <text:p>1</text:p>
          </draw:text-box>
        </draw:frame>
        <draw:frame draw:style-name="gr20" draw:layer="layout" svg:width="2cm" svg:height="1cm" svg:x="24.019cm" svg:y="101.6cm">
          <draw:text-box>
            <text:p>0..N</text:p>
          </draw:text-box>
        </draw:frame>
        <draw:frame draw:style-name="gr20" draw:layer="layout" svg:width="2cm" svg:height="1cm" svg:x="22.019cm" svg:y="106.6cm">
          <draw:text-box>
            <text:p>0..N</text:p>
          </draw:text-box>
        </draw:frame>
        <draw:frame draw:style-name="gr19" draw:layer="layout" svg:width="0.853cm" svg:height="2.038cm" svg:x="48.019cm" svg:y="110.637cm">
          <draw:text-box>
            <text:p>1</text:p>
          </draw:text-box>
        </draw:frame>
        <draw:frame draw:style-name="gr23" draw:layer="layout" svg:width="0.853cm" svg:height="0.963cm" svg:x="26.019cm" svg:y="110.6cm">
          <draw:text-box>
            <text:p>1</text:p>
          </draw:text-box>
        </draw:frame>
        <draw:frame draw:style-name="gr20" draw:layer="layout" svg:width="2cm" svg:height="1cm" svg:x="43.519cm" svg:y="110.6cm">
          <draw:text-box>
            <text:p>0..N</text:p>
          </draw:text-box>
        </draw:frame>
        <draw:frame draw:style-name="gr20" draw:layer="layout" svg:width="2cm" svg:height="1cm" svg:x="37.519cm" svg:y="110.6cm">
          <draw:text-box>
            <text:p>0..N</text:p>
          </draw:text-box>
        </draw:frame>
        <draw:frame draw:style-name="gr19" draw:layer="layout" svg:width="0.853cm" svg:height="2.038cm" svg:x="52.019cm" svg:y="97.637cm">
          <draw:text-box>
            <text:p>1</text:p>
          </draw:text-box>
        </draw:frame>
        <draw:frame draw:style-name="gr19" draw:layer="layout" svg:width="0.853cm" svg:height="2.038cm" svg:x="26.166cm" svg:y="97.837cm">
          <draw:text-box>
            <text:p>1</text:p>
          </draw:text-box>
        </draw:frame>
        <draw:frame draw:style-name="gr19" draw:layer="layout" svg:width="0.853cm" svg:height="2.038cm" svg:x="53.166cm" svg:y="110.637cm">
          <draw:text-box>
            <text:p>1</text:p>
          </draw:text-box>
        </draw:frame>
        <draw:frame draw:style-name="gr19" draw:layer="layout" svg:width="0.853cm" svg:height="2.038cm" svg:x="55.666cm" svg:y="92.137cm">
          <draw:text-box>
            <text:p>1</text:p>
          </draw:text-box>
        </draw:frame>
        <draw:frame draw:style-name="gr20" draw:layer="layout" svg:width="2cm" svg:height="1cm" svg:x="54.519cm" svg:y="97.6cm">
          <draw:text-box>
            <text:p>0..N</text:p>
          </draw:text-box>
        </draw:frame>
        <draw:frame draw:style-name="gr20" draw:layer="layout" svg:width="2cm" svg:height="1cm" svg:x="52.519cm" svg:y="99.6cm">
          <draw:text-box>
            <text:p>0..N</text:p>
          </draw:text-box>
        </draw:frame>
        <draw:frame draw:style-name="gr20" draw:layer="layout" svg:width="2cm" svg:height="1cm" svg:x="43.519cm" svg:y="99.1cm">
          <draw:text-box>
            <text:p>0..N</text:p>
          </draw:text-box>
        </draw:frame>
        <draw:frame draw:style-name="gr20" draw:layer="layout" svg:width="2cm" svg:height="1cm" svg:x="37.519cm" svg:y="97.8cm">
          <draw:text-box>
            <text:p>0..N</text:p>
          </draw:text-box>
        </draw:frame>
        <draw:frame draw:style-name="gr20" draw:text-style-name="P14" draw:layer="layout" svg:width="2cm" svg:height="1cm" svg:x="58.119cm" svg:y="103.1cm">
          <draw:text-box>
            <text:p><text:span text:style-name="T7">0..N</text:span></text:p>
          </draw:text-box>
        </draw:frame>
        <draw:frame draw:style-name="gr20" draw:text-style-name="P14" draw:layer="layout" svg:width="1cm" svg:height="1cm" svg:x="56.019cm" svg:y="99.6cm">
          <draw:text-box>
            <text:p><text:span text:style-name="T7">1</text:span></text:p>
          </draw:text-box>
        </draw:frame>
        <draw:custom-shape draw:style-name="gr5" draw:text-style-name="P5" draw:id="id49" draw:layer="layout" svg:width="9cm" svg:height="1.5cm" svg:x="54.8cm" svg:y="108.4cm">
          <text:p text:style-name="P2"><text:span text:style-name="T3">Flag: a new version </text:span></text:p>
          <text:p text:style-name="P2"><text:span text:style-name="T3">of catalog is here in DB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4.209cm" svg:y1="99.323cm" svg:x2="59.299cm" svg:y2="108.4cm" draw:start-shape="id1" draw:start-glue-point="2" draw:end-shape="id49" draw:end-glue-point="4" svg:d="m54209 99323 5090 9077">
          <text:p/>
        </draw:connector>
        <draw:custom-shape draw:style-name="gr6" draw:text-style-name="P5" draw:id="id57" draw:layer="layout" svg:width="9cm" svg:height="1.5cm" svg:x="29.5cm" svg:y="52.346cm">
          <text:p text:style-name="P2"><text:span text:style-name="T3">NONmandatory attribure </text:span></text:p>
          <text:p text:style-name="P2"><text:span text:style-name="T8">(NULL field of tabl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4" draw:text-style-name="P4" draw:id="id55" draw:layer="layout" svg:width="7.22cm" svg:height="2.5cm" svg:x="19.98cm" svg:y="51.846cm">
          <text:p text:style-name="P1"><text:span text:style-name="T2">Entity </text:span></text:p>
          <text:p text:style-name="P1"><text:span text:style-name="T9">(name of row in a table)</text:span></text:p>
        </draw:rect>
        <draw:custom-shape draw:style-name="gr5" draw:text-style-name="P5" draw:id="id58" draw:layer="layout" svg:width="9cm" svg:height="1.5cm" svg:x="29.5cm" svg:y="50.446cm">
          <text:p text:style-name="P2"><text:span text:style-name="T3">Mandatory attribure </text:span></text:p>
          <text:p text:style-name="P2"><text:span text:style-name="T8">(NOT NULL field of tabl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id="id59" draw:layer="layout" svg:width="9cm" svg:height="0.846cm" svg:x="29.5cm" svg:y="49cm">
          <text:p text:style-name="P2"><text:span text:style-name="T4">Primary key attribu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0" draw:id="id56" draw:layer="layout" svg:width="9cm" svg:height="1cm" svg:x="29.5cm" svg:y="54.346cm">
          <text:p text:style-name="P2"><text:span text:style-name="T3">Foreign key attribu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5" draw:id="id54" draw:layer="layout" svg:width="9cm" svg:height="2cm" svg:x="29.5cm" svg:y="56.346cm">
          <text:p text:style-name="P2"><text:span text:style-name="T3">In language localizable attribute</text:span></text:p>
          <text:p text:style-name="P2"><text:span text:style-name="T8">(having different values </text:span></text:p>
          <text:p text:style-name="P2"><text:span text:style-name="T8">for different languages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4" draw:text-style-name="P4" draw:id="id50" draw:layer="layout" svg:width="4.5cm" svg:height="1.5cm" svg:x="16.5cm" svg:y="62cm">
          <text:p text:style-name="P1"><text:span text:style-name="T2">Entity A</text:span></text:p>
        </draw:rect>
        <draw:rect draw:style-name="gr4" draw:text-style-name="P4" draw:id="id51" draw:layer="layout" svg:width="4.5cm" svg:height="1.5cm" svg:x="32.9cm" svg:y="62cm">
          <text:p text:style-name="P1"><text:span text:style-name="T2">Entity B</text:span></text:p>
        </draw:rect>
        <draw:connector draw:style-name="gr11" draw:text-style-name="P1" draw:layer="layout" svg:x1="21cm" svg:y1="62.75cm" svg:x2="32.9cm" svg:y2="62.75cm" draw:start-shape="id50" draw:start-glue-point="1" draw:end-shape="id51" draw:end-glue-point="3" svg:d="m21000 62750h11900">
          <text:p/>
        </draw:connector>
        <draw:frame draw:style-name="gr24" draw:layer="layout" svg:width="4cm" svg:height="1.25cm" svg:x="25cm" svg:y="61.75cm">
          <draw:text-box>
            <text:p>relationship</text:p>
          </draw:text-box>
        </draw:frame>
        <draw:frame draw:style-name="gr24" draw:layer="layout" svg:width="4cm" svg:height="1.25cm" svg:x="31.4cm" svg:y="63.3cm">
          <draw:text-box>
            <text:p>0..1</text:p>
          </draw:text-box>
        </draw:frame>
        <draw:frame draw:style-name="gr24" draw:layer="layout" svg:width="4cm" svg:height="1.25cm" svg:x="21cm" svg:y="63.25cm">
          <draw:text-box>
            <text:p>0..N</text:p>
          </draw:text-box>
        </draw:frame>
        <draw:line draw:style-name="gr25" draw:text-style-name="P1" draw:layer="layout" svg:x1="29cm" svg:y1="66.5cm" svg:x2="31.5cm" svg:y2="64cm">
          <text:p/>
        </draw:line>
        <draw:line draw:style-name="gr25" draw:text-style-name="P1" draw:layer="layout" svg:x1="29cm" svg:y1="66.5cm" svg:x2="22.5cm" svg:y2="64cm">
          <text:p/>
        </draw:line>
        <draw:frame draw:style-name="gr24" draw:layer="layout" svg:width="5cm" svg:height="3.099cm" svg:x="28cm" svg:y="66.5cm">
          <draw:text-box>
            <text:p>arities of a relationship (usual: 1; 0..1; 1..N; 0..N)</text:p>
          </draw:text-box>
        </draw:frame>
        <draw:custom-shape draw:style-name="gr16" draw:text-style-name="P1" draw:layer="layout" svg:width="5cm" svg:height="5cm" svg:x="20.5cm" svg:y="66.5cm">
          <text:p text:style-name="P1">Also a </text:p>
          <text:p text:style-name="P1">relationshi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draw:type="curve" svg:x1="14.4cm" svg:y1="54.717cm" svg:x2="14.39cm" svg:y2="56cm" draw:start-shape="id52" draw:start-glue-point="2" svg:d="m14400 54717c0 1338-10 697-10 1283">
          <text:p/>
        </draw:connector>
        <draw:rect draw:style-name="gr4" draw:text-style-name="P4" draw:id="id53" draw:layer="layout" svg:width="3.22cm" svg:height="0.846cm" svg:x="12.78cm" svg:y="52.5cm">
          <text:p text:style-name="P1"><text:span text:style-name="T2">Class</text:span></text:p>
        </draw:rect>
        <draw:connector draw:style-name="gr8" draw:text-style-name="P1" draw:layer="layout" draw:type="line" svg:x1="14.39cm" svg:y1="53.346cm" svg:x2="14.4cm" svg:y2="54.217cm" draw:start-shape="id53" draw:start-glue-point="2" draw:end-shape="id52" draw:end-glue-point="0" svg:d="m14390 53346 10 871">
          <text:p/>
        </draw:connector>
        <draw:path draw:style-name="gr7" draw:text-style-name="P1" draw:id="id52" draw:layer="layout" svg:width="0.999cm" svg:height="0.499cm" svg:x="13.9cm" svg:y="54.217cm" svg:viewBox="0 0 1000 500" svg:d="m500 500c-138 0-250-112-250-250s112-250 250-250 250 112 250 250-112 250-250 250zm-500 0h1000z">
          <text:p/>
        </draw:path>
        <draw:rect draw:style-name="gr4" draw:text-style-name="P4" draw:layer="layout" svg:width="3.22cm" svg:height="0.846cm" svg:x="12.78cm" svg:y="56cm">
          <text:p text:style-name="P1"><text:span text:style-name="T2">Instance</text:span></text:p>
        </draw:rect>
        <draw:frame draw:style-name="gr24" draw:layer="layout" svg:width="3.5cm" svg:height="1.25cm" svg:x="15cm" svg:y="54.25cm">
          <draw:text-box>
            <text:p>OOP like</text:p>
          </draw:text-box>
        </draw:frame>
        <draw:custom-shape draw:style-name="gr13" draw:text-style-name="P15" draw:layer="layout" svg:width="5cm" svg:height="3.6cm" svg:x="20.5cm" svg:y="57cm">
          <text:p text:style-name="P1"><text:span text:style-name="T10">VIEW </text:span></text:p>
          <text:p text:style-name="P1"><text:span text:style-name="T11">(like ones in </text:span></text:p>
          <text:p text:style-name="P1"><text:span text:style-name="T11">Oracle)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" draw:text-style-name="P1" draw:layer="layout" draw:type="line" svg:x1="29.5cm" svg:y1="57.345cm" svg:x2="27.2cm" svg:y2="53.096cm" draw:start-shape="id54" draw:start-glue-point="5" draw:end-shape="id55" draw:end-glue-point="1" svg:d="m29500 57345-2300-4249">
          <text:p/>
        </draw:connector>
        <draw:connector draw:style-name="gr7" draw:text-style-name="P1" draw:layer="layout" draw:type="line" svg:x1="29.5cm" svg:y1="54.845cm" svg:x2="27.2cm" svg:y2="53.096cm" draw:start-shape="id56" draw:start-glue-point="5" draw:end-shape="id55" svg:d="m29500 54845-2300-1749">
          <text:p/>
        </draw:connector>
        <draw:connector draw:style-name="gr7" draw:text-style-name="P1" draw:layer="layout" draw:type="line" svg:x1="29.5cm" svg:y1="53.095cm" svg:x2="27.2cm" svg:y2="53.096cm" draw:start-shape="id57" draw:start-glue-point="5" draw:end-shape="id55" svg:d="m29500 53095-2300 1">
          <text:p/>
        </draw:connector>
        <draw:connector draw:style-name="gr7" draw:text-style-name="P1" draw:layer="layout" draw:type="line" svg:x1="29.5cm" svg:y1="51.195cm" svg:x2="27.2cm" svg:y2="53.096cm" draw:start-shape="id58" draw:start-glue-point="5" draw:end-shape="id55" svg:d="m29500 51195-2300 1901">
          <text:p/>
        </draw:connector>
        <draw:connector draw:style-name="gr7" draw:text-style-name="P1" draw:layer="layout" draw:type="line" svg:x1="29.5cm" svg:y1="49.422cm" svg:x2="27.2cm" svg:y2="53.096cm" draw:start-shape="id59" draw:start-glue-point="5" draw:end-shape="id55" svg:d="m29500 49422-2300 3674">
          <text:p/>
        </draw:connector>
        <draw:frame draw:style-name="gr24" draw:layer="layout" svg:width="9cm" svg:height="1.826cm" svg:x="11cm" svg:y="47.25cm">
          <draw:text-box>
            <text:p><text:span text:style-name="T12">Legend</text:span></text:p>
          </draw:text-box>
        </draw:frame>
        <draw:custom-shape draw:style-name="gr5" draw:text-style-name="P17" draw:id="id60" draw:layer="layout" svg:width="20.9cm" svg:height="5.609cm" svg:x="68.6cm" svg:y="83.391cm">
          <text:p text:style-name="P16"><text:span text:style-name="T3">If representation generator (from PCSI) function fails to determine an SDL </text:span></text:p>
          <text:p text:style-name="P16"><text:span text:style-name="T3">requiered by used template (due to referential cycle, missing referenced </text:span></text:p>
          <text:p text:style-name="P16"><text:span text:style-name="T3">template, @PCLT_SDL_Errornous@ or other reason) - should this failure</text:span></text:p>
          <text:p text:style-name="P16"><text:span text:style-name="T3">lead to absolute denial to represent problem template, or should the representation </text:span></text:p>
          <text:p text:style-name="P16"><text:span text:style-name="T3">generator <text:s/>treat it like "+inf" (@PCLT_SDL InfinitelyBig_SDL@)? The error will be </text:span></text:p>
          <text:p text:style-name="P16"><text:span text:style-name="T3">returned anyway, but question is purely about output representation.</text:span></text:p>
          <text:p text:style-name="P16"><text:span text:style-name="T3">(PARAMETER NAME: AllowFailureToDetermineSDL_parseIdByModusMargi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2" draw:layer="layout" svg:width="19cm" svg:height="5.609cm" svg:x="68.769cm" svg:y="77.351cm">
          <text:p text:style-name="P9"><text:span text:style-name="T3">Is it allowed to give an unreadable value to the field "representation </text:span></text:p>
          <text:p text:style-name="P9"><text:span text:style-name="T3">detailization level"? </text:span></text:p>
          <text:p text:style-name="P9"><text:span text:style-name="T3">If allowed, then it's value will be chosen automatically by the margin</text:span></text:p>
          <text:p text:style-name="P9"><text:span text:style-name="T3">depending on modus: maximal ("+inf") in case, when it's </text:span></text:p>
          <text:p text:style-name="P9"><text:span text:style-name="T3">a requirement by a template, or minimal ("zero"), when it's</text:span></text:p>
          <text:p text:style-name="P9"><text:span text:style-name="T3">an assigment to a reciever of representation</text:span></text:p>
          <text:p text:style-name="P9"><text:span text:style-name="T3">(PARAMETER NAME: AllowUnreadableSDL_parseIdByModusMargi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2" draw:layer="layout" svg:width="19cm" svg:height="5.609cm" svg:x="68.769cm" svg:y="77.351cm">
          <text:p text:style-name="P9"><text:span text:style-name="T3">Is it allowed to give an unreadable value to the field "representation </text:span></text:p>
          <text:p text:style-name="P9"><text:span text:style-name="T3">detailization level"? </text:span></text:p>
          <text:p text:style-name="P9"><text:span text:style-name="T3">If allowed, then it's value will be chosen automatically by the margin</text:span></text:p>
          <text:p text:style-name="P9"><text:span text:style-name="T3">depending on modus: maximal ("+inf") in case, when it's </text:span></text:p>
          <text:p text:style-name="P9"><text:span text:style-name="T3">a requirement by a template, or minimal ("zero"), when it's</text:span></text:p>
          <text:p text:style-name="P9"><text:span text:style-name="T3">an assigment to a reciever of representation</text:span></text:p>
          <text:p text:style-name="P9"><text:span text:style-name="T3">(PARAMETER NAME: AllowUnreadableSDL_parseIdByModusMargi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2" draw:id="id26" draw:layer="layout" svg:width="19cm" svg:height="5.609cm" svg:x="68.769cm" svg:y="77.351cm">
          <text:p text:style-name="P9"><text:span text:style-name="T3">Is it allowed to give an unreadable value to the field "representation </text:span></text:p>
          <text:p text:style-name="P9"><text:span text:style-name="T3">detailization level"? </text:span></text:p>
          <text:p text:style-name="P9"><text:span text:style-name="T3">If allowed, then it's value will be chosen automatically by the margin</text:span></text:p>
          <text:p text:style-name="P9"><text:span text:style-name="T3">depending on modus: maximal ("+inf") in case, when it's </text:span></text:p>
          <text:p text:style-name="P9"><text:span text:style-name="T3">a requirement by a template, or minimal ("zero"), when it's</text:span></text:p>
          <text:p text:style-name="P9"><text:span text:style-name="T3">an assigment to a reciever of representation</text:span></text:p>
          <text:p text:style-name="P9"><text:span text:style-name="T3">(PARAMETER NAME: AllowUnreadableSDL_parseIdByModusMargi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line" svg:x1="58.039cm" svg:y1="91.625cm" svg:x2="68.6cm" svg:y2="86.195cm" draw:start-shape="id14" draw:start-glue-point="1" draw:end-shape="id60" draw:end-glue-point="5" svg:d="m58039 91625 10561-5430">
          <text:p/>
        </draw:connector>
        <draw:custom-shape draw:style-name="gr26" draw:text-style-name="P18" draw:layer="layout" svg:width="28cm" svg:height="15cm" svg:x="11cm" svg:y="9.5cm">
          <text:p><text:span text:style-name="T13">Copyright (C) 2009 Andrejs Sisojevs &lt;andrejs.sisojevs@nextmail.ru&gt;</text:span></text:p>
          <text:p><text:span text:style-name="T14"/></text:p>
          <text:p><text:span text:style-name="T14"><text:s text:c="4"/></text:span><text:span text:style-name="T14">This library is free software; you can redistribute it and/or</text:span></text:p>
          <text:p><text:span text:style-name="T14"><text:s text:c="4"/></text:span><text:span text:style-name="T14">modify it under the terms of the GNU Lesser General Public</text:span></text:p>
          <text:p><text:span text:style-name="T14"><text:s text:c="4"/></text:span><text:span text:style-name="T14">License as published by the Free Software Foundation; either</text:span></text:p>
          <text:p><text:span text:style-name="T14"><text:s text:c="4"/></text:span><text:span text:style-name="T14">version 2.1 of the License, or (at your option) any later version.</text:span></text:p>
          <text:p><text:span text:style-name="T14"/></text:p>
          <text:p><text:span text:style-name="T14"><text:s text:c="4"/></text:span><text:span text:style-name="T14">This library is distributed in the hope that it will be useful,</text:span></text:p>
          <text:p><text:span text:style-name="T14"><text:s text:c="4"/></text:span><text:span text:style-name="T14">but WITHOUT ANY WARRANTY; without even the implied warranty of</text:span></text:p>
          <text:p><text:span text:style-name="T14"><text:s text:c="4"/></text:span><text:span text:style-name="T14">MERCHANTABILITY or FITNESS FOR A PARTICULAR PURPOSE. <text:s/>See the GNU</text:span></text:p>
          <text:p><text:span text:style-name="T14"><text:s text:c="4"/></text:span><text:span text:style-name="T14">Lesser General Public License for more details.</text:span></text:p>
          <text:p><text:span text:style-name="T14"/></text:p>
          <text:p><text:span text:style-name="T14"><text:s text:c="4"/></text:span><text:span text:style-name="T14">You should have received a copy of the GNU Lesser General Public</text:span></text:p>
          <text:p><text:span text:style-name="T14"><text:s text:c="4"/></text:span><text:span text:style-name="T14">License along with this library; if not, write to the Free Software</text:span></text:p>
          <text:p><text:span text:style-name="T14"><text:s text:c="4"/></text:span><text:span text:style-name="T14">Foundation, Inc., 51 Franklin St, Fifth Floor, Boston, MA <text:s/>02110-1301 <text:s/>USA</text:span></text:p>
          <text:p><text:span text:style-name="T14"/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3" draw:dots1-length="500%" draw:distance="4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19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2-08T00:22:26.90</dc:date>
    <dc:creator>Belka </dc:creator>
    <meta:generator>OpenOffice.org/3.1$Win32 OpenOffice.org_project/310m19$Build-9420</meta:generator>
    <meta:editing-duration>PT09H45M17S</meta:editing-duration>
    <meta:editing-cycles>8</meta:editing-cycles>
    <meta:document-statistic meta:object-count="184"/>
  </office:meta>
</office:document-meta>
</file>